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10a6ab30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fo:color="#000000" loext:opacity="100%" style:font-name="Liberation Sans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32" style:family="paragraph" style:parent-style-name="Standard">
      <style:text-properties officeooo:paragraph-rsid="1108b645"/>
    </style:style>
    <style:style style:name="P33" style:family="paragraph" style:parent-style-name="Standard">
      <style:text-properties officeooo:paragraph-rsid="11285ff5"/>
    </style:style>
    <style:style style:name="P34" style:family="paragraph" style:parent-style-name="Standard">
      <style:paragraph-properties fo:text-align="center" style:justify-single-word="false"/>
      <style:text-properties officeooo:paragraph-rsid="0fb98046"/>
    </style:style>
    <style:style style:name="P35" style:family="paragraph" style:parent-style-name="Standard">
      <style:text-properties officeooo:paragraph-rsid="0fb98046"/>
    </style:style>
    <style:style style:name="P36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7" style:family="paragraph" style:parent-style-name="Standard">
      <style:text-properties officeooo:rsid="0e8aa5aa" officeooo:paragraph-rsid="0fb98046"/>
    </style:style>
    <style:style style:name="P38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officeooo:paragraph-rsid="100a8329"/>
    </style:style>
    <style:style style:name="P42" style:family="paragraph" style:parent-style-name="Footnote">
      <style:text-properties officeooo:paragraph-rsid="105c5e96"/>
    </style:style>
    <style:style style:name="P43" style:family="paragraph" style:parent-style-name="Footnote">
      <style:text-properties style:font-name="Liberation Sans" officeooo:paragraph-rsid="1015e93a"/>
    </style:style>
    <style:style style:name="P44" style:family="paragraph" style:parent-style-name="Footnote">
      <style:paragraph-properties style:writing-mode="lr-tb"/>
      <style:text-properties officeooo:paragraph-rsid="114ea50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6" style:family="paragraph" style:parent-style-name="Standard">
      <style:paragraph-properties fo:text-align="center" style:justify-single-word="false"/>
      <style:text-properties officeooo:paragraph-rsid="0e03342d"/>
    </style:style>
    <style:style style:name="P47" style:family="paragraph" style:parent-style-name="Standard">
      <style:paragraph-properties fo:text-align="center" style:justify-single-word="false"/>
      <style:text-properties officeooo:paragraph-rsid="101431c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paragraph-properties fo:text-align="center" style:justify-single-word="false"/>
      <style:text-properties officeooo:paragraph-rsid="0d8c21b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Standard">
      <style:text-properties officeooo:rsid="0fde3dbd" officeooo:paragraph-rsid="102ebb87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5" style:family="paragraph" style:parent-style-name="Standard">
      <style:paragraph-properties fo:text-align="center" style:justify-single-word="false"/>
      <style:text-properties officeooo:paragraph-rsid="0fd58c4e"/>
    </style:style>
    <style:style style:name="P56" style:family="paragraph" style:parent-style-name="Standard">
      <style:text-properties officeooo:paragraph-rsid="0e0463fc"/>
    </style:style>
    <style:style style:name="P57" style:family="paragraph" style:parent-style-name="Standard">
      <style:text-properties officeooo:paragraph-rsid="101b90cf"/>
    </style:style>
    <style:style style:name="P58" style:family="paragraph" style:parent-style-name="Standard">
      <style:paragraph-properties fo:text-align="center" style:justify-single-word="false"/>
      <style:text-properties officeooo:paragraph-rsid="0e0bda5c"/>
    </style:style>
    <style:style style:name="P59" style:family="paragraph" style:parent-style-name="Standard">
      <style:paragraph-properties fo:text-align="center" style:justify-single-word="false"/>
      <style:text-properties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61" style:family="paragraph" style:parent-style-name="Standard">
      <style:text-properties style:font-name="Liberation Sans" fo:font-size="12pt" officeooo:rsid="0e0463fc" officeooo:paragraph-rsid="10b5b188" style:font-size-asian="12pt" style:font-size-complex="12pt"/>
    </style:style>
    <style:style style:name="P62" style:family="paragraph" style:parent-style-name="Standard">
      <style:text-properties style:font-name="Liberation Sans" fo:font-size="12pt" officeooo:rsid="0e0463fc" officeooo:paragraph-rsid="101b90cf" style:font-size-asian="12pt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64" style:family="paragraph" style:parent-style-name="Standard">
      <style:text-properties officeooo:paragraph-rsid="0fad1a3f"/>
    </style:style>
    <style:style style:name="P65" style:family="paragraph" style:parent-style-name="Standard">
      <style:text-properties officeooo:paragraph-rsid="0fcd2b2a"/>
    </style:style>
    <style:style style:name="P66" style:family="paragraph" style:parent-style-name="Standard">
      <style:text-properties officeooo:paragraph-rsid="10bb6617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officeooo:paragraph-rsid="0cc5fe5b"/>
    </style:style>
    <style:style style:name="P71" style:family="paragraph" style:parent-style-name="Standard">
      <style:text-properties officeooo:paragraph-rsid="10c51381"/>
    </style:style>
    <style:style style:name="P7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7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officeooo:paragraph-rsid="0fb87e0f" style:font-size-asian="12pt" style:font-size-complex="12pt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officeooo:paragraph-rsid="10102cb8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7" style:family="paragraph" style:parent-style-name="Standard">
      <style:paragraph-properties style:writing-mode="lr-tb"/>
      <style:text-properties officeooo:paragraph-rsid="11062487"/>
    </style:style>
    <style:style style:name="P78" style:family="paragraph" style:parent-style-name="Footnote">
      <style:text-properties style:font-name="Liberation Sans" fo:font-size="10pt" officeooo:paragraph-rsid="11180aad" style:font-size-asian="10pt" style:font-size-complex="10pt"/>
    </style:style>
    <style:style style:name="P79" style:family="paragraph" style:parent-style-name="Standard">
      <style:text-properties officeooo:paragraph-rsid="10e03ba9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officeooo:paragraph-rsid="0d1ec96e" style:font-size-asian="12pt" style:font-size-complex="12pt"/>
    </style:style>
    <style:style style:name="P81" style:family="paragraph" style:parent-style-name="Standard">
      <style:text-properties officeooo:paragraph-rsid="0fc931f5"/>
    </style:style>
    <style:style style:name="P82" style:family="paragraph" style:parent-style-name="Standard">
      <style:text-properties officeooo:paragraph-rsid="10ab1f0a"/>
    </style:style>
    <style:style style:name="P83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84" style:family="paragraph" style:parent-style-name="Standard">
      <style:text-properties officeooo:paragraph-rsid="0e8aa5aa"/>
    </style:style>
    <style:style style:name="P8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86" style:family="paragraph" style:parent-style-name="Standard">
      <style:text-properties officeooo:paragraph-rsid="1020f7f1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91" style:family="paragraph" style:parent-style-name="Footnote">
      <style:text-properties officeooo:rsid="043ccc66" officeooo:paragraph-rsid="0e849f1d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5" style:family="paragraph" style:parent-style-name="Standard">
      <style:paragraph-properties fo:text-align="center" style:justify-single-word="false"/>
      <style:text-properties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285ff5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0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102" style:family="paragraph" style:parent-style-name="Standard">
      <style:text-properties officeooo:paragraph-rsid="0f99f892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style:font-name="Liberation Sans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style:font-name="Liberation Sans" fo:font-size="12pt" officeooo:rsid="0d1ec96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style:font-name="Liberation Sans" fo:font-size="12pt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112344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font-name="Liberation Sans" fo:font-size="12pt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112708af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officeooo:rsid="01657261" fo:background-color="transparent" loext:char-shading-value="0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7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23" style:family="text">
      <style:text-properties officeooo:rsid="04473353"/>
    </style:style>
    <style:style style:name="T124" style:family="text">
      <style:text-properties officeooo:rsid="0f95a7a0"/>
    </style:style>
    <style:style style:name="T125" style:family="text">
      <style:text-properties officeooo:rsid="0f8f58bd"/>
    </style:style>
    <style:style style:name="T126" style:family="text">
      <style:text-properties officeooo:rsid="0aace3cd"/>
    </style:style>
    <style:style style:name="T127" style:family="text">
      <style:text-properties style:font-name="Ubuntu" fo:font-size="10pt" officeooo:rsid="04473353" style:font-size-asian="10pt" style:font-size-complex="10pt"/>
    </style:style>
    <style:style style:name="T128" style:family="text">
      <style:text-properties fo:font-size="10pt" officeooo:rsid="04473353" style:font-size-asian="10pt" style:font-size-complex="10pt"/>
    </style:style>
    <style:style style:name="T12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officeooo:rsid="1016491c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officeooo:rsid="10048e31"/>
    </style:style>
    <style:style style:name="T176" style:family="text">
      <style:text-properties style:font-name="Liberation Sans" officeooo:rsid="10048e31"/>
    </style:style>
    <style:style style:name="T177" style:family="text">
      <style:text-properties officeooo:rsid="10048e31" style:font-size-asian="11pt" style:font-size-complex="11pt"/>
    </style:style>
    <style:style style:name="T178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0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81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officeooo:rsid="101b90cf"/>
    </style:style>
    <style:style style:name="T188" style:family="text">
      <style:text-properties officeooo:rsid="10b5b188"/>
    </style:style>
    <style:style style:name="T18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1" style:family="text">
      <style:text-properties officeooo:rsid="101e15d6"/>
    </style:style>
    <style:style style:name="T192" style:family="text">
      <style:text-properties officeooo:rsid="10a19599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style:font-name="Liberation Sans" fo:font-size="12pt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16" draw:name="Gebruiker 1" draw:style-name="gr1" draw:text-style-name="P6" svg:width="6.002cm" svg:height="0.5cm" draw:control="control15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17" draw:name="Gberuikersnaam 2" draw:style-name="gr1" draw:text-style-name="P6" svg:width="6.002cm" svg:height="0.5cm" draw:control="control16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18" draw:name="Computernaam 1" draw:style-name="gr1" draw:text-style-name="P6" svg:width="6.002cm" svg:height="0.5cm" draw:control="control17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19" draw:name="Gebruiker 2" draw:style-name="gr1" draw:text-style-name="P8" svg:width="6.002cm" svg:height="0.5cm" draw:control="control18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20" draw:name="Gberuikersnaam 1" draw:style-name="gr1" draw:text-style-name="P6" svg:width="6.002cm" svg:height="0.5cm" draw:control="control19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8"><draw:control text:anchor-type="as-char" draw:z-index="9" draw:name="Vorm 2" draw:style-name="gr2" draw:text-style-name="P1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20"><text:span text:style-name="T59">Aanmelden als &lt;</text:span><text:span text:style-name="T60">g</text:span><text:span text:style-name="T61">ebruike</text:span><text:span text:style-name="T62">r&gt;</text:span><text:span text:style-name="T63"><text:note text:id="ftn1" text:note-class="footnote"><text:note-citation>1</text:note-citation><text:note-body><text:p text:style-name="P21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69">s aanmelden </text:span><text:span text:style-name="T71">en dezelfde stappen uitvoeren</text:span><text:span text:style-name="T72">.</text:span></text:p></text:note-body></text:note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9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1" draw:name="Vorm 5" draw:style-name="gr2" draw:text-style-name="P19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4">T</text:span><text:span text:style-name="T75">yp </text:span><text:span text:style-name="User_20_Entry"><text:span text:style-name="T76">term</text:span></text:span><text:span text:style-name="T77"> </text:span><text:span text:style-name="T74">op het activiteitenoverzicht</text:span><text:span text:style-name="T78"><text:note text:id="ftn2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text:span text:style-name="Strong_20_Emphasis"><text:span text:style-name="T85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89">Enter</text:span><text:span text:style-name="T80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91">bash </text:span></text:span><text:span text:style-name="User_20_Entry"><text:span text:style-name="T93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4">V</text:span><text:span text:style-name="T95">olg </text:span><text:span text:style-name="T9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2" draw:name="Vorm 7" draw:style-name="gr2" draw:text-style-name="P1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3"><draw:control text:anchor-type="as-char" draw:z-index="23" draw:name="Vorm 8" draw:style-name="gr2" draw:text-style-name="P19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32"><text:span text:style-name="T74">T</text:span><text:span text:style-name="T75">yp </text:span><text:span text:style-name="User_20_Entry"><text:span text:style-name="T97">menu</text:span></text:span><text:span text:style-name="T77"> </text:span><text:span text:style-name="T74">op het activiteitenoverzicht</text:span><text:span text:style-name="T98">2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10" office:value-type="string">
            <text:p text:style-name="P33"><text:span text:style-name="Strong_20_Emphasis"><text:span text:style-name="T8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101">Selecteer</text:span><text:span text:style-name="T96"> </text:span><text:span text:style-name="Strong_20_Emphasis"><text:span text:style-name="T102">1</text:span></text:span><text:span text:style-name="T103"> </text:span><text:span text:style-name="T104">Installatie voorbereiden</text:span><text:span text:style-name="T105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3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4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1"><text:span text:style-name="T106">Start de computer op vanaf</text:span><text:span text:style-name="T106"><text:note text:id="ftn3" text:note-class="footnote"><text:note-citation>1</text:note-citation><text:note-body><text:p text:style-name="P42"><text:span text:style-name="T107">B</text:span><text:span text:style-name="T108">ootmenu/</text:span><text:span text:style-name="T107">S</text:span><text:span text:style-name="T108">etup</text:span><text:span text:style-name="T109"> via </text:span><text:span text:style-name="T110">é</text:span><text:span text:style-name="T111">é</text:span><text:span text:style-name="T107">n van de </text:span><text:span text:style-name="T112">v</text:span><text:span text:style-name="T113">eelgebruikte toetsen:</text:span><text:span text:style-name="T114"> </text:span><text:span text:style-name="T115">Esc</text:span><text:span text:style-name="T114">, </text:span><text:span text:style-name="T115">Delete</text:span><text:span text:style-name="T114">, </text:span><text:span text:style-name="T115">F1</text:span><text:span text:style-name="T114">, </text:span><text:span text:style-name="T115">F2</text:span><text:span text:style-name="T114">, </text:span><text:span text:style-name="T115">F9</text:span><text:span text:style-name="T114">, </text:span><text:span text:style-name="T115">F10</text:span><text:span text:style-name="T114">, </text:span><text:span text:style-name="T115">F11</text:span><text:span text:style-name="T114">, of </text:span><text:span text:style-name="T115">F12</text:span></text:p></text:note-body></text:note></text:span><text:span text:style-name="T106"> </text:span><text:span text:style-name="T116">een </text:span><text:span text:style-name="T117"><text:user-field-get text:name="Distro">Debian</text:user-field-get></text:span><text:span text:style-name="T118"><text:s/></text:span><text:span text:style-name="T119">Desktop</text:span><text:span text:style-name="T120"> </text:span><text:span text:style-name="T121">Live</text:span><text:span text:style-name="T122"><text:note text:id="ftn4" text:note-class="footnote"><text:note-citation>2</text:note-citation><text:note-body><text:p text:style-name="P43"><text:span text:style-name="T123">Vanaf een </text:span><text:span text:style-name="T124">L</text:span><text:span text:style-name="T123">ive </text:span><text:span text:style-name="T125">USB</text:span><text:span text:style-name="T126">-stick</text:span><text:span text:style-name="T127"> </text:span><text:span text:style-name="T123">kunt u opstarten en </text:span><text:span text:style-name="T128">met </text:span><text:span text:style-name="T129"><text:user-field-get text:name="Distro">Debian</text:user-field-get></text:span><text:span text:style-name="T129"><text:s/></text:span><text:span text:style-name="T123">werken zonder enige bestanden op de harde schijf te wijzigen en maakt ook installatie van </text:span><text:span text:style-name="T129"><text:user-field-get text:name="Distro">Debian</text:user-field-get></text:span><text:span text:style-name="T129"><text:s/></text:span><text:span text:style-name="T123">mogelijk.</text:span></text:p></text:note-body></text:note></text:span><text:span text:style-name="T130"> </text:span><text:span text:style-name="T131">USB</text:span><text:span text:style-name="T132">-stick</text:span><text:span text:style-name="T132"><text:note text:id="ftn5" text:note-class="footnote"><text:note-citation>3</text:note-citation><text:note-body><text:p text:style-name="P44"><text:span text:style-name="T133">Ga naar</text:span><text:span text:style-name="T134"> </text:span><text:a xlink:type="simple" xlink:href="https://www.debian.org/" text:style-name="Internet_20_link" text:visited-style-name="Visited_20_Internet_20_Link"><text:span text:style-name="T135">debian.org</text:span></text:a><text:span text:style-name="T134">, </text:span><text:span text:style-name="T136">en </text:span><text:span text:style-name="T137">klik op</text:span><text:span text:style-name="T136"> </text:span><text:span text:style-name="Strong_20_Emphasis"><text:span text:style-name="T138">Andere</text:span></text:span><text:span text:style-name="Strong_20_Emphasis"><text:span text:style-name="T139"> downloads</text:span></text:span><text:span text:style-name="T140"> (onder “Download</text:span><text:span text:style-name="T141">en”</text:span><text:span text:style-name="T140">) </text:span><text:span text:style-name="T136">en </text:span><text:span text:style-name="T137">vervolgens op</text:span><text:span text:style-name="T140"> </text:span><text:span text:style-name="Strong_20_Emphasis"><text:span text:style-name="T138">Ander</text:span></text:span><text:span text:style-name="Strong_20_Emphasis"><text:span text:style-name="T139"> live-ISO</text:span></text:span><text:span text:style-name="T140"> (onder “Debian live uitproberen voordat u installeert”</text:span><text:span text:style-name="T142">).<text:line-break/></text:span><text:span text:style-name="T141">Klik op éé</text:span><text:span text:style-name="T133">n</text:span><text:span text:style-name="T143"> van de volgende drie</text:span><text:span text:style-name="T141">:<text:line-break/></text:span><text:span text:style-name="Strong_20_Emphasis"><text:span text:style-name="T142">debian-live-...-amd64-</text:span></text:span><text:span text:style-name="Strong_20_Emphasis"><text:span text:style-name="T144">gnome</text:span></text:span><text:span text:style-name="Strong_20_Emphasis"><text:span text:style-name="T145">.iso</text:span></text:span><text:span text:style-name="Strong_20_Emphasis"><text:span text:style-name="T146"><text:tab/><text:tab/></text:span></text:span><text:span text:style-name="Strong_20_Emphasis"><text:span text:style-name="T147">het </text:span></text:span><text:span text:style-name="Strong_20_Emphasis"><text:span text:style-name="T148">meest gebruikt,</text:span></text:span><text:span text:style-name="Strong_20_Emphasis"><text:span text:style-name="T141"> </text:span></text:span><text:span text:style-name="Strong_20_Emphasis"><text:span text:style-name="T147">werkt </text:span></text:span><text:span text:style-name="T149">als</text:span><text:span text:style-name="T141"> Ubuntu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cinnamon</text:span></text:span><text:span text:style-name="Strong_20_Emphasis"><text:span text:style-name="T145">.iso</text:span></text:span><text:span text:style-name="T146"> <text:tab/></text:span><text:span text:style-name="T147">werkt </text:span><text:span text:style-name="T150">zo</text:span><text:span text:style-name="T149">als</text:span><text:span text:style-name="T151"> Windows en Linux Mint</text:span><text:span text:style-name="T142"><text:line-break/></text:span><text:span text:style-name="Strong_20_Emphasis"><text:span text:style-name="T142">debian-live-...-amd64-</text:span></text:span><text:span text:style-name="Strong_20_Emphasis"><text:span text:style-name="T144">lxqt</text:span></text:span><text:span text:style-name="Strong_20_Emphasis"><text:span text:style-name="T145">.iso</text:span></text:span><text:span text:style-name="T146"> <text:tab/><text:tab/><text:tab/>meer geschikt voor oude computers</text:span><text:span text:style-name="T151"><text:line-break/></text:span><text:span text:style-name="Strong_20_Emphasis"><text:span text:style-name="T152">O</text:span></text:span><text:span text:style-name="Strong_20_Emphasis"><text:span text:style-name="T153">p </text:span></text:span><text:a xlink:type="simple" xlink:href="https://karelzimmer.nl/" text:style-name="Internet_20_link" text:visited-style-name="Visited_20_Internet_20_Link"><text:span text:style-name="Strong_20_Emphasis"><text:span text:style-name="T154">karelzimmer.nl</text:span></text:span></text:a><text:span text:style-name="Strong_20_Emphasis"><text:span text:style-name="T153">, </text:span></text:span><text:span text:style-name="Strong_20_Emphasis"><text:span text:style-name="T152">onder </text:span></text:span><text:span text:style-name="Strong_20_Emphasis"><text:span text:style-name="T155">Linux!</text:span></text:span><text:span text:style-name="Strong_20_Emphasis"><text:span text:style-name="T152">, </text:span></text:span><text:span text:style-name="Strong_20_Emphasis"><text:span text:style-name="T156">boven</text:span></text:span><text:span text:style-name="Strong_20_Emphasis"><text:span text:style-name="T157">aan de</text:span></text:span><text:span text:style-name="Strong_20_Emphasis"><text:span text:style-name="T156"> </text:span></text:span><text:span text:style-name="Strong_20_Emphasis"><text:span text:style-name="T155">Linux info</text:span></text:span><text:span text:style-name="Strong_20_Emphasis"><text:span text:style-name="T152">, vindt u instructies voor het maken van een opstartbare USB-stick.</text:span></text:span></text:p></text:note-body></text:note></text:span><text:span text:style-name="T158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5"><text:span text:style-name="T101">Selecteer</text:span><text:span text:style-name="T159"> </text:span><text:span text:style-name="Strong_20_Emphasis"><text:span text:style-name="T160">Live </text:span></text:span><text:span text:style-name="Strong_20_Emphasis"><text:span text:style-name="T161">system (amd64)</text:span></text:span><text:span text:style-name="T162"> </text:span><text:span text:style-name="T163">en druk op de </text:span><text:span text:style-name="T164">Enter</text:span><text:span text:style-name="T165">-</text:span><text:span text:style-name="T80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7"><text:span text:style-name="Strong_20_Emphasis"><text:span text:style-name="T58"><draw:control text:anchor-type="as-char" draw:z-index="13" draw:name="Vorm13_ 2" draw:style-name="gr2" draw:text-style-name="P19" svg:width="0.35cm" svg:height="0.35cm" draw:control="control12"/></text:span></text:span></text:p>
          </table:table-cell>
          <table:table-cell table:style-name="_32_._5f_Installatie_5f_uitvoeren.C4" office:value-type="string">
            <text:p text:style-name="P48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5" office:value-type="string">
            <text:p text:style-name="P49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><text:span text:style-name="Strong_20_Emphasis"><text:span text:style-name="T58"><draw:control text:anchor-type="as-char" draw:z-index="6" draw:name="Vorm13_1" draw:style-name="gr2" draw:text-style-name="P1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T166">Start de installatie</text:span><text:span text:style-name="T167"> </text:span><text:span text:style-name="T80">via </text:span><text:span text:style-name="T168">een </text:span><text:span text:style-name="T169">klik op </text:span><text:span text:style-name="Strong_20_Emphasis"><text:span text:style-name="T170">Activities</text:span></text:span><text:span text:style-name="T169"> en </text:span><text:span text:style-name="T171">een </text:span><text:span text:style-name="T169">klik op</text:span><text:span text:style-name="T172"> </text:span><text:span text:style-name="Strong_20_Emphasis"><text:span text:style-name="T173">Install Debian</text:span>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7" office:value-type="string">
            <text:p text:style-name="P52"><text:span text:style-name="T175">Typ</text:span><text:span text:style-name="T176"> </text:span><text:span text:style-name="User_20_Entry"><text:span text:style-name="T177">live</text:span></text:span><text:span text:style-name="T176"> als</text:span><text:span text:style-name="T175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4"><text:span text:style-name="Emphasis"><text:span text:style-name="T178">Volg de installatieschermen en vul deze in.</text:span></text:span><text:span text:style-name="T179"/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2" draw:style-name="gr2" draw:text-style-name="P19" svg:width="0.35cm" svg:height="0.35cm" draw:control="control27"/></text:span></text:p>
          </table:table-cell>
          <table:table-cell table:style-name="_32_._5f_Installatie_5f_uitvoeren.C8" office:value-type="string">
            <text:p text:style-name="Standard"><text:span text:style-name="T180">Maak verbinding met het </text:span><text:span text:style-name="T181">netwerk</text:span><text:span text:style-name="T180">; essentieel voor taalinstelling en softwareselectie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50"/>
          </table:table-cell>
          <table:table-cell table:style-name="_32_._5f_Installatie_5f_uitvoeren.C8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8"><draw:control text:anchor-type="as-char" draw:z-index="8" draw:name="Vorm13_ 1" draw:style-name="gr2" draw:text-style-name="P19" svg:width="0.35cm" svg:height="0.35cm" draw:control="control7"/></text:span></text:span></text:p>
          </table:table-cell>
          <table:table-cell table:style-name="_32_._5f_Installatie_5f_uitvoeren.C13" office:value-type="string">
            <text:p text:style-name="P56"><text:span text:style-name="T166">Bij </text:span><text:span text:style-name="Strong_20_Emphasis"><text:span text:style-name="T182">Welcome</text:span></text:span><text:span text:style-name="T166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7"><text:span text:style-name="T183">K</text:span><text:span text:style-name="T166">ies </text:span><text:span text:style-name="Strong_20_Emphasis"><text:span text:style-name="T182">Nederlands</text:span></text:span><text:span text:style-name="T166"> </text:span><text:span text:style-name="T184">en klik op </text:span><text:span text:style-name="Strong_20_Emphasis"><text:span text:style-name="T185">Volgende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13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4" draw:name="Vorm13_ 3" draw:style-name="gr2" draw:text-style-name="P19" svg:width="0.35cm" svg:height="0.35cm" draw:control="control13"/></text:span></text:span></text:p>
          </table:table-cell>
          <table:table-cell table:style-name="_32_._5f_Installatie_5f_uitvoeren.C16" office:value-type="string">
            <text:p text:style-name="P60">Bij <text:span text:style-name="T186">Locatie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1"><text:span text:style-name="T187">B</text:span>ij <text:span text:style-name="T186">Regio</text:span> <text:span text:style-name="T187">kies</text:span> <text:span text:style-name="T186">Europa</text:span> <text:span text:style-name="T188">en </text:span><text:span text:style-name="T189">klik op </text:span><text:span text:style-name="Strong_20_Emphasis"><text:span text:style-name="T190">Volgende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16" office:value-type="string">
            <text:p text:style-name="P62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><text:span text:style-name="Strong_20_Emphasis"><text:span text:style-name="T58"><draw:control text:anchor-type="as-char" draw:z-index="15" draw:name="Vorm13_ 4" draw:style-name="gr2" draw:text-style-name="P19" svg:width="0.35cm" svg:height="0.35cm" draw:control="control14"/></text:span></text:span></text:p>
          </table:table-cell>
          <table:table-cell table:style-name="_32_._5f_Installatie_5f_uitvoeren.C19" office:value-type="string">
            <text:p text:style-name="P60">Bij <text:span text:style-name="T186">Toetsenbord</text:span>: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19" office:value-type="string">
            <text:p text:style-name="P61"><text:span text:style-name="T191">K</text:span>ies <text:span text:style-name="T186">English (US)</text:span> <text:span text:style-name="T192">en </text:span><text:span text:style-name="Strong_20_Emphasis"><text:span text:style-name="T192">English (US, intl., with dead keys)</text:span></text:span><text:span text:style-name="T192">, </text:span><text:span text:style-name="T188">en </text:span><text:span text:style-name="T189">klik op </text:span><text:span text:style-name="Strong_20_Emphasis"><text:span text:style-name="T190">Volgende</text:span></text:span><text:span text:style-name="T189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1" office:value-type="string">
            <text:p text:style-name="P60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8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4"><text:span text:style-name="T193">Bij </text:span><text:span text:style-name="Strong_20_Emphasis"><text:span text:style-name="T194">Gebruikers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5"><text:span text:style-name="T195">V</text:span><text:span text:style-name="T193">ul in </text:span><text:span text:style-name="Strong_20_Emphasis"><text:span text:style-name="T196">Wat is je naam?</text:span></text:span><text:span text:style-name="T197"> &lt;</text:span><text:span text:style-name="T198">gebruiker&gt;</text:span><text:span text:style-name="T199">,</text:span><text:span text:style-name="Strong_20_Emphasis"><text:span text:style-name="T200"><text:line-break/></text:span></text:span><text:span text:style-name="Strong_20_Emphasis"><text:span text:style-name="T196">Welke naam wil je gebruiken om in te loggen?</text:span></text:span><text:span text:style-name="T201"> &lt;</text:span><text:span text:style-name="T202">gebruikers</text:span><text:span text:style-name="T198">naam&gt;</text:span><text:span text:style-name="T166">,</text:span><text:span text:style-name="Strong_20_Emphasis"><text:span text:style-name="T203"><text:line-break/></text:span></text:span><text:span text:style-name="Strong_20_Emphasis"><text:span text:style-name="T204">Wat is de </text:span></text:span><text:span text:style-name="Strong_20_Emphasis"><text:span text:style-name="T196">naam van deze </text:span></text:span><text:span text:style-name="Strong_20_Emphasis"><text:span text:style-name="T204">computer</text:span></text:span><text:span text:style-name="Strong_20_Emphasis"><text:span text:style-name="T205"> </text:span></text:span><text:span text:style-name="T206">&lt;</text:span><text:span text:style-name="T198">computernaam&gt;</text:span><text:span text:style-name="T197">,</text:span></text:p>
            <text:p text:style-name="P66"><text:span text:style-name="T201">v</text:span><text:span text:style-name="T197">ul </text:span><text:span text:style-name="T207">tweemaal het </text:span><text:span text:style-name="Strong_20_Emphasis"><text:span text:style-name="T208">wachtwoord</text:span></text:span><text:span text:style-name="T207"> </text:span><text:span text:style-name="T197">in</text:span><text:span text:style-name="T209"> </text:span><text:span text:style-name="T184">en klik op </text:span><text:span text:style-name="Strong_20_Emphasis"><text:span text:style-name="T210">Volgende</text:span></text:span><text:span text:style-name="T184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span text:style-name="Strong_20_Emphasis"><text:span text:style-name="T211">Installatie </text:span></text:span><text:span text:style-name="Strong_20_Emphasis"><text:span text:style-name="T212">afronden</text:span></text:span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><text:span text:style-name="T58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1"><text:span text:style-name="T213">Aanmelden als </text:span><text:span text:style-name="T59">&lt;</text:span><text:span text:style-name="T61">gebruike</text:span><text:span text:style-name="T62">r&gt;</text:span><text:span text:style-name="T168">.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2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><text:span text:style-name="Strong_20_Emphasis"><text:span text:style-name="T214"><draw:control text:anchor-type="as-char" draw:z-index="11" draw:name="Vorm 1" draw:style-name="gr2" draw:text-style-name="P1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6"><text:span text:style-name="T215">Volg de welkomstschermen.</text:span><text:span text:style-name="T216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4" office:value-type="string">
            <text:p text:style-name="P73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4" draw:name="Vorm4" draw:style-name="gr2" draw:text-style-name="P19" svg:width="0.35cm" svg:height="0.35cm" draw:control="control23"/></text:span></text:span></text:p>
          </table:table-cell>
          <table:table-cell table:style-name="_33_._5f_Installatie_5f_afronden.C5" office:value-type="string">
            <text:p text:style-name="P77"><text:span text:style-name="T74">T</text:span><text:span text:style-name="T75">yp </text:span><text:span text:style-name="User_20_Entry"><text:span text:style-name="T217">term</text:span></text:span><text:span text:style-name="T77"> </text:span><text:span text:style-name="T74">op het activiteitenoverzicht</text:span><text:span text:style-name="T78"><text:note text:id="ftn6" text:note-class="footnote"><text:note-citation>1</text:note-citation><text:note-body><text:p text:style-name="P78"><text:span text:style-name="T218">Druk op de Super (Windows/command/vergrootglas) toets of klik in de linkerbovenhoek.</text:span><text:span text:style-name="T218"/>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82">Terminalvenster</text:span></text:span><text:span text:style-name="Strong_20_Emphasis"><text:span text:style-name="T83">-</text:span></text:span><text:span text:style-name="Strong_20_Emphasis"><text:span text:style-name="T80">pictogram</text:span></text:span><text:span text:style-name="Strong_20_Emphasis"><text:span text:style-name="T84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9"><text:span text:style-name="T86">Typ</text:span><text:span text:style-name="T85"> de </text:span><text:span text:style-name="T87">volgende </text:span><text:span text:style-name="T88">drie </text:span><text:span text:style-name="T85">opdrachten, ieder gevolgd door de </text:span><text:span text:style-name="T219">Enter</text:span><text:span text:style-name="T80">-toets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7" office:value-type="string">
            <text:p text:style-name="P81"><text:span text:style-name="User_20_Entry"><text:span text:style-name="T90">sudo</text:span></text:span><text:span text:style-name="User_20_Entry"><text:span text:style-name="T91"> </text:span></text:span><text:span text:style-name="User_20_Entry"><text:span text:style-name="T9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82"><text:span text:style-name="User_20_Entry"><text:span text:style-name="T91">wget karelzimmer.nl/</text:span></text:span><text:span text:style-name="User_20_Entry"><text:span text:style-name="T92">get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82"><text:span text:style-name="User_20_Entry"><text:span text:style-name="T91">bash </text:span></text:span><text:span text:style-name="User_20_Entry"><text:span text:style-name="T93">g</text:span></text:span><text:span text:style-name="User_20_Entry"><text:span text:style-name="T220">et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0" office:value-type="string">
            <text:p text:style-name="P84"><text:span text:style-name="Strong_20_Emphasis"><text:span text:style-name="T88">V</text:span></text:span><text:span text:style-name="Strong_20_Emphasis"><text:span text:style-name="T95">olg </text:span></text:span><text:span text:style-name="Strong_20_Emphasis"><text:span text:style-name="T9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1" office:value-type="string">
            <text:p text:style-name="P85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73"><draw:control text:anchor-type="as-char" draw:z-index="25" draw:name="Vorm 6" draw:style-name="gr2" draw:text-style-name="P19" svg:width="0.35cm" svg:height="0.35cm" draw:control="control24"/></text:span></text:span></text:p>
          </table:table-cell>
          <table:table-cell table:style-name="_33_._5f_Installatie_5f_afronden.C12" office:value-type="string">
            <text:p text:style-name="P33"><text:span text:style-name="T74">T</text:span><text:span text:style-name="T75">yp </text:span><text:span text:style-name="User_20_Entry"><text:span text:style-name="T221">menu</text:span></text:span><text:span text:style-name="T77"> </text:span><text:span text:style-name="T74">op het activiteitenoverzicht</text:span><text:span text:style-name="T98">1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99">KZ </text:span></text:span><text:span text:style-name="Strong_20_Emphasis"><text:span text:style-name="T100">Installatiemenu</text:span></text:span><text:span text:style-name="Strong_20_Emphasis"><text:span text:style-name="T82">-</text:span></text:span><text:span text:style-name="Strong_20_Emphasis"><text:span text:style-name="T80">pictogram.</text:span>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><text:span text:style-name="Strong_20_Emphasis"/></text:p>
          </table:table-cell>
          <table:table-cell table:style-name="_33_._5f_Installatie_5f_afronden.C13" office:value-type="string">
            <text:p text:style-name="P86"><text:span text:style-name="T101">Selecteer</text:span><text:span text:style-name="T222"> </text:span><text:span text:style-name="Strong_20_Emphasis"><text:span text:style-name="T223">3</text:span></text:span><text:span text:style-name="T224"> </text:span><text:span text:style-name="T225">Installatie</text:span><text:span text:style-name="T226"> </text:span><text:span text:style-name="T227">afronden</text:span><text:span text:style-name="T105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37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69"><text:span text:style-name="Strong_20_Emphasis"><text:span text:style-name="T96"><text:tab/></text:span></text:span></text:p>
      <text:list text:continue-numbering="true" text:style-name="L1">
        <text:list-item>
          <text:p text:style-name="P87"><text:span text:style-name="Strong_20_Emphasis"><text:span text:style-name="T228">Gebruiker inrichten</text:span></text:span></text:p>
        </text:list-item>
      </text:list>
      <text:p text:style-name="P8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7" draw:name="Vorm36_0" draw:style-name="gr2" draw:text-style-name="P19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0" draw:name="Vorm36_ 1" draw:style-name="gr2" draw:text-style-name="P19" svg:width="0.35cm" svg:height="0.35cm" draw:control="control9"/></text:span></text:span></text:p>
          </table:table-cell>
          <table:table-cell table:style-name="Tabel2.D1" office:value-type="string">
            <text:p text:style-name="P90"><text:span text:style-name="T213">Aanmelden als </text:span><text:span text:style-name="T59">&lt;</text:span><text:span text:style-name="T61">gebruike</text:span><text:span text:style-name="T62">r&gt;</text:span><text:span text:style-name="T63"><text:note text:id="ftn7" text:note-class="footnote"><text:note-citation>1</text:note-citation><text:note-body><text:p text:style-name="P91"><text:span text:style-name="T229">E</text:span><text:span text:style-name="T230">v</text:span><text:span text:style-name="T231">en</text:span><text:span text:style-name="T232">t</text:span><text:span text:style-name="T233">uele </text:span><text:span text:style-name="T234">extra </text:span><text:span text:style-name="T70">gebruiker</text:span><text:span text:style-name="T234">s aanmelden </text:span><text:span text:style-name="T235">en dezelfde stappen uitvoeren</text:span><text:span text:style-name="T236">.</text:span></text:p></text:note-body></text:note></text:span><text:span text:style-name="T213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 table:style-name="Tabel2.3"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89"><text:span text:style-name="Strong_20_Emphasis"/></text:p>
          </table:table-cell>
          <table:table-cell table:style-name="Tabel2.A1" office:value-type="string">
            <text:p text:style-name="P89"><text:span text:style-name="Strong_20_Emphasis"><text:span text:style-name="T58"><draw:control text:anchor-type="as-char" draw:z-index="12" draw:name="Vorm36_ 4" draw:style-name="gr2" draw:text-style-name="P19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37">Volg de welkomstschermen.</text:span><text:span text:style-name="T238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6" draw:name="Vorm 9" draw:style-name="gr2" draw:text-style-name="P19" svg:width="0.35cm" svg:height="0.35cm" draw:control="control25"/></text:span></text:span></text:p>
          </table:table-cell>
          <table:table-cell table:style-name="Tabel2.A1" office:value-type="string">
            <text:p text:style-name="P24"><text:span text:style-name="Strong_20_Emphasis"><text:span text:style-name="T73"><draw:control text:anchor-type="as-char" draw:z-index="27" draw:name="Vorm 10" draw:style-name="gr2" draw:text-style-name="P19" svg:width="0.35cm" svg:height="0.35cm" draw:control="control26"/></text:span></text:span></text:p>
          </table:table-cell>
          <table:table-cell table:style-name="Tabel2.D5" office:value-type="string">
            <text:p text:style-name="P96"><text:span text:style-name="T74">T</text:span><text:span text:style-name="T75">yp </text:span><text:span text:style-name="User_20_Entry"><text:span text:style-name="T239">menu</text:span></text:span><text:span text:style-name="T77"> </text:span><text:span text:style-name="T74">op het activiteitenoverzicht</text:span><text:span text:style-name="T78"><text:note text:id="ftn8" text:note-class="footnote"><text:note-citation>2</text:note-citation><text:note-body><text:p text:style-name="P26">Druk op de Super (Windows/command/vergrootglas) toets of klik in de linkerbovenhoek.</text:p></text:note-body></text:note></text:span><text:span text:style-name="T74"> </text:span><text:span text:style-name="T79">e</text:span><text:span text:style-name="T80">n </text:span><text:span text:style-name="T81">k</text:span><text:span text:style-name="T80">lik op het </text:span><text:span text:style-name="Strong_20_Emphasis"><text:span text:style-name="T240">KZ</text:span></text:span><text:span text:style-name="Strong_20_Emphasis"><text:span text:style-name="T99"> </text:span></text:span><text:span text:style-name="Strong_20_Emphasis"><text:span text:style-name="T100">Installatiemenu</text:span></text:span><text:span text:style-name="Strong_20_Emphasis"><text:span text:style-name="T83">-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24"/>
          </table:table-cell>
          <table:table-cell table:style-name="Tabel2.D5" office:value-type="string">
            <text:p text:style-name="P96"><text:span text:style-name="Strong_20_Emphasis"><text:span text:style-name="T80">pictogram.</text:span>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8"><text:span text:style-name="T101">Selecteer</text:span><text:span text:style-name="T222"> </text:span><text:span text:style-name="Strong_20_Emphasis"><text:span text:style-name="T223">4</text:span></text:span><text:span text:style-name="T224"> </text:span><text:span text:style-name="T241">Gebruiker inrichten</text:span><text:span text:style-name="T105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8" office:value-type="string">
            <text:p text:style-name="P99"><text:span text:style-name="T94">V</text:span><text:span text:style-name="T95">olg </text:span><text:span text:style-name="T96">de aanwijzingen op het scherm.</text:span></text:p>
          </table:table-cell>
        </table:table-row>
      </table:table>
      <text:p text:style-name="P100"/>
      <text:p text:style-name="P101"/>
      <text:p text:style-name="P102"><text:span text:style-name="T242">E</text:span><text:span text:style-name="T243">inde c</text:span><text:span text:style-name="T244">hecklist, </text:span><text:span text:style-name="T245">d</text:span><text:span text:style-name="T244">e</text:span><text:span text:style-name="T246"> installatie van </text:span><text:span text:style-name="T246"><text:user-field-get text:name="Distro">Debian</text:user-field-get></text:span><text:span text:style-name="T118"><text:s/></text:span><text:span text:style-name="T119">Des</text:span><text:span text:style-name="T247">k</text:span><text:span text:style-name="T119">top</text:span><text:span text:style-name="T120"> </text:span><text:span text:style-name="T246">is voltooid.</text:span></text:p>
      <text:p text:style-name="P103"/>
      <text:list text:style-name="L2">
        <text:list-header>
          <text:p text:style-name="P104"><text:span text:style-name="T248">Geschreven door </text:span><text:a xlink:type="simple" xlink:href="mailto:info@karelzimmer.nl?subject=Checklist%20installatie%20Linux" text:style-name="Internet_20_link" text:visited-style-name="Visited_20_Internet_20_Link"><text:span text:style-name="T249">Karel Zimmer</text:span></text:a><text:span text:style-name="T250">.</text:span></text:p>
          <text:p text:style-name="P105"><text:span text:style-name="T251">Licentie </text:span><text:span text:style-name="T250">C</text:span><text:span text:style-name="T252">C0</text:span><text:span text:style-name="T250"> 1.0 </text:span><text:span text:style-name="T253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3"><text:s/></text:span><text:span text:style-name="T253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3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0-17T08:23:02.997654913">17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23:02.924654763</dc:date>
    <meta:keyword>Installatie</meta:keyword>
    <meta:keyword>Checklist</meta:keyword>
    <meta:keyword>Linux</meta:keyword>
    <meta:editing-cycles>7126</meta:editing-cycles>
    <meta:editing-duration>P13DT1H27M5S</meta:editing-duration>
    <meta:print-date>2025-02-26T16:34:17.960837243</meta:print-date>
    <dc:creator>Karel Zimmer</dc:creator>
    <meta:document-statistic meta:table-count="4" meta:image-count="2" meta:object-count="0" meta:page-count="4" meta:paragraph-count="96" meta:word-count="535" meta:character-count="3759" meta:non-whitespace-character-count="3272"/>
    <meta:user-defined meta:name="Info 1"/>
    <meta:user-defined meta:name="Info 2"/>
    <meta:user-defined meta:name="Info 3"/>
    <meta:user-defined meta:name="Info 4"/>
  </office:meta>
</office:document-meta>
</file>